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GB"/>
    </style:style>
    <style:style style:name="P3" style:parent-style-name="Standard" style:family="paragraph">
      <style:text-properties fo:language="en" fo:country="GB"/>
    </style:style>
    <style:style style:name="T4" style:parent-style-name="Policepardéfaut" style:family="text">
      <style:text-properties fo:language="en" fo:country="GB"/>
    </style:style>
    <style:style style:name="P5" style:parent-style-name="Standard" style:family="paragraph">
      <style:text-properties fo:language="en" fo:country="GB"/>
    </style:style>
  </office:automatic-styles>
  <office:body>
    <office:text text:use-soft-page-breaks="true">
      <text:p text:style-name="P1">BDD</text:p>
      <text:p text:style-name="Standard"/>
      <text:p text:style-name="Standard"><text:a xlink:href="https://github.com/SimGus/Chatette" office:target-frame-name="_top" xlink:show="replace">https://github.com/SimGus/Chatette</text:a></text:p>
      <text:p text:style-name="Standard">generation de phrases semblables (testing set for completion ?)</text:p>
      <text:p text:style-name="Standard"/>
      <text:p text:style-name="Standard"><text:a xlink:href="https://catalog.ldc.upenn.edu/LDC2002T43" office:target-frame-name="_top" xlink:show="replace">https://catalog.ldc.upenn.edu/LDC2002T43</text:a></text:p>
      <text:p text:style-name="Standard">phone conversation transcripts</text:p>
      <text:p text:style-name="Standard">vu plusieurs fois et cité plusieurs fois</text:p>
      <text:p text:style-name="Standard"/>
      <text:p text:style-name="Standard"><text:a xlink:href="https://www.isi.edu/natural-language/download/hansard/" office:target-frame-name="_top" xlink:show="replace">https://www.isi.edu/natural-language/download/hansard/</text:a></text:p>
      <text:p text:style-name="P2">canadian parliament transcripts</text:p>
      <text:p text:style-name="P3"/>
      <text:p text:style-name="Standard"><text:a xlink:href="https://www.kaggle.com/jlesuffleur/granddebat" office:target-frame-name="_top" xlink:show="replace"><text:span text:style-name="T4">https://www.kaggle.com/jlesuffleur/granddebat</text:span></text:a></text:p>
      <text:p text:style-name="Standard">dataset du grand debat (question réponse)</text:p>
      <text:p text:style-name="Standard"/>
      <text:p text:style-name="P5"/>
      <text:p text:style-name="Standard">BBD selectionnées :</text:p>
      <text:p text:style-name="Standard">Radio archives :</text:p>
      <text:p text:style-name="Standard"><text:a xlink:href="https://www.kaggle.com/shuyangli94/interview-npr-media-dialog-transcripts" office:target-frame-name="_top" xlink:show="replace"><text:span text:style-name="Lienhypertexte">https://www.kaggle.com/shuyangli94/interview-npr-media-dialog-transcripts</text:span></text:a><text:a xlink:href="https://www.kaggle.com/miguelcorraljr/ted-ultimate-dataset" office:target-frame-name="_top" xlink:show="replace"/></text:p>
      <text:p text:style-name="Standard"/>
      <text:p text:style-name="Standard">Simspons :</text:p>
      <text:p text:style-name="Standard"><text:a xlink:href="https://www.kaggle.com/pierremegret/dialogue-lines-of-the-simpsons" office:target-frame-name="_top" xlink:show="replace"><text:span text:style-name="Lienhypertexte">https://www.kaggle.com/pierremegret/dialogue-lines-of-the-simpsons</text:span></text:a></text:p>
      <text:p text:style-name="Standard"/>
      <text:p text:style-name="Standard">South Park :</text:p>
      <text:p text:style-name="Standard">https://www.kaggle.com/tovarischsukhov/southparklines</text:p>
      <text:p text:style-name="Standard"/>
      <text:p text:style-name="Standard">DailyDialog:</text:p>
      <text:p text:style-name="Standard"><text:a xlink:href="https://www.kaggle.com/aadiswadiptomondal/dailydialogue" office:target-frame-name="_top" xlink:show="replace"><text:span text:style-name="Lienhypertexte">https://www.kaggle.com/aadiswadiptomondal/dailydialogue</text:span></text:a></text:p>
      <text:p text:style-name="Standard"/>
      <text:p text:style-name="Standard">Medical transcripts :</text:p>
      <text:p text:style-name="Standard"><text:a xlink:href="https://www.kaggle.com/tboyle10/medicaltranscriptions" office:target-frame-name="_top" xlink:show="replace">https://www.kaggle.com/tboyle10/medicaltranscriptions</text:a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ierre Henry</dc:creator>
    <meta:creation-date>2021-02-03T10:13:00Z</meta:creation-date>
    <dc:date>2021-02-17T08:24:00Z</dc:date>
    <meta:template xlink:href="Normal.dotm" xlink:type="simple"/>
    <meta:editing-cycles>13</meta:editing-cycles>
    <meta:editing-duration>PT10740S</meta:editing-duration>
    <meta:document-statistic meta:page-count="1" meta:paragraph-count="2" meta:word-count="221" meta:character-count="1438" meta:row-count="10" meta:non-whitespace-character-count="1219"/>
  </office:meta>
</office:document-meta>
</file>